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3.401cm" style:rel-column-width="13107*"/>
    </style:style>
    <style:style style:name="Table1.D" style:family="table-column">
      <style:table-column-properties style:column-width="6.8cm" style:rel-column-width="26214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9ec77" officeooo:paragraph-rsid="0019ec77"/>
    </style:style>
    <style:style style:name="P2" style:family="paragraph" style:parent-style-name="Standard">
      <style:text-properties fo:font-weight="bold" officeooo:rsid="0019ec77" officeooo:paragraph-rsid="0019ec77" style:font-weight-asian="bold" style:font-weight-complex="bold"/>
    </style:style>
    <style:style style:name="P3" style:family="paragraph" style:parent-style-name="Standard">
      <style:text-properties fo:font-weight="bold" officeooo:rsid="001ae1b2" officeooo:paragraph-rsid="001ae1b2" style:font-weight-asian="bold" style:font-weight-complex="bold"/>
    </style:style>
    <style:style style:name="P4" style:family="paragraph" style:parent-style-name="Standard">
      <style:text-properties officeooo:rsid="001ae1b2" officeooo:paragraph-rsid="001ae1b2"/>
    </style:style>
    <style:style style:name="P5" style:family="paragraph" style:parent-style-name="Standard">
      <style:text-properties fo:font-weight="normal" officeooo:rsid="001ae1b2" officeooo:paragraph-rsid="001ae1b2" style:font-weight-asian="normal" style:font-weight-complex="normal"/>
    </style:style>
    <style:style style:name="P6" style:family="paragraph" style:parent-style-name="Table_20_Contents">
      <style:text-properties officeooo:rsid="0019ec77" officeooo:paragraph-rsid="0019ec77"/>
    </style:style>
    <style:style style:name="P7" style:family="paragraph" style:parent-style-name="Table_20_Contents">
      <style:text-properties officeooo:rsid="001ae1b2" officeooo:paragraph-rsid="001ae1b2"/>
    </style:style>
    <style:style style:name="T1" style:family="text">
      <style:text-properties officeooo:rsid="001ae1b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shma Ramesh</text:p>
      <text:p text:style-name="P1">8156825235</text:p>
      <text:p text:style-name="P1"><text:a xlink:type="simple" xlink:href="mailto:zycon1mac@gmail.com" text:style-name="Internet_20_link" text:visited-style-name="Visited_20_Internet_20_Link">zycon1mac@gmail.com</text:a></text:p>
      <text:p text:style-name="P1"/>
      <text:p text:style-name="P2">Objective:</text:p>
      <text:p text:style-name="P1"><text:tab/>To grab an oppurtunity and set myself where i can be innovative and attain a challenging position by exercising my interpersonal and professional skills to the fulliest for the growth of organization.</text:p>
      <text:p text:style-name="P1"/>
      <text:p text:style-name="P2">Skills:</text:p>
      <text:p text:style-name="P1">Language <text:s/>: Java, python, c, c++</text:p>
      <text:p text:style-name="P1">Tools : Jenkins, Docker</text:p>
      <text:p text:style-name="P1"/>
      <text:p text:style-name="P2">Education:</text:p>
      <text:p text:style-name="P1"/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6">Course</text:p>
          </table:table-cell>
          <table:table-cell table:style-name="Table1.A1" office:value-type="string">
            <text:p text:style-name="P6">College</text:p>
          </table:table-cell>
          <table:table-cell table:style-name="Table1.A1" office:value-type="string">
            <text:p text:style-name="P6">Un<text:span text:style-name="T1">iversity</text:span></text:p>
          </table:table-cell>
          <table:table-cell table:style-name="Table1.D1" office:value-type="string">
            <text:p text:style-name="P7">Percentage</text:p>
          </table:table-cell>
        </table:table-row>
        <table:table-row>
          <table:table-cell table:style-name="Table1.A2" office:value-type="string">
            <text:p text:style-name="P7">BCA</text:p>
          </table:table-cell>
          <table:table-cell table:style-name="Table1.A2" office:value-type="string">
            <text:p text:style-name="P7">MA College Ramapuram</text:p>
          </table:table-cell>
          <table:table-cell table:style-name="Table1.A2" office:value-type="string">
            <text:p text:style-name="P7">MG University</text:p>
          </table:table-cell>
          <table:table-cell table:style-name="Table1.D2" office:value-type="string">
            <text:p text:style-name="P7">85%</text:p>
          </table:table-cell>
        </table:table-row>
        <table:table-row>
          <table:table-cell table:style-name="Table1.A2" office:value-type="string">
            <text:p text:style-name="P7">HSC</text:p>
          </table:table-cell>
          <table:table-cell table:style-name="Table1.A2" office:value-type="string">
            <text:p text:style-name="P7">IHRD Muttom</text:p>
          </table:table-cell>
          <table:table-cell table:style-name="Table1.A2" office:value-type="string">
            <text:p text:style-name="P7">Technical Higher secondary</text:p>
          </table:table-cell>
          <table:table-cell table:style-name="Table1.D2" office:value-type="string">
            <text:p text:style-name="P7">87%</text:p>
          </table:table-cell>
        </table:table-row>
        <table:table-row>
          <table:table-cell table:style-name="Table1.A2" office:value-type="string">
            <text:p text:style-name="P7">SSLC</text:p>
          </table:table-cell>
          <table:table-cell table:style-name="Table1.A2" office:value-type="string">
            <text:p text:style-name="P7">IHRD Muttom</text:p>
          </table:table-cell>
          <table:table-cell table:style-name="Table1.A2" office:value-type="string">
            <text:p text:style-name="P7">Technical Higher secondary</text:p>
          </table:table-cell>
          <table:table-cell table:style-name="Table1.D2" office:value-type="string">
            <text:p text:style-name="P7">86%</text:p>
          </table:table-cell>
        </table:table-row>
      </table:table>
      <text:p text:style-name="P1"/>
      <text:p text:style-name="P2"/>
      <text:p text:style-name="P3">Areas of Interest:</text:p>
      <text:p text:style-name="P4">Cloud, Application Development, Devops</text:p>
      <text:p text:style-name="P4"/>
      <text:p text:style-name="P3">Personal Details:</text:p>
      <text:p text:style-name="P5">Address : <text:s/>Karottunariyanal H Thodupuzha P.O Thodupuzha</text:p>
      <text:p text:style-name="P5">Gender : Female</text:p>
      <text:p text:style-name="P5"/>
      <text:p text:style-name="P3">Declaration:</text:p>
      <text:p text:style-name="P5">I RESHMA RAMESH, hereby declare hat, the particulars of information and facts stated herein above are true, correct to the best of my knowledge and belief.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25T17:01:05.180987580</meta:creation-date>
    <dc:date>2021-11-25T17:18:50.989520873</dc:date>
    <meta:editing-duration>PT7M35S</meta:editing-duration>
    <meta:editing-cycles>1</meta:editing-cycles>
    <meta:document-statistic meta:table-count="1" meta:image-count="0" meta:object-count="0" meta:page-count="1" meta:paragraph-count="32" meta:word-count="120" meta:character-count="794" meta:non-whitespace-character-count="703"/>
    <meta:generator>LibreOffice/5.1.6.2$Linux_X86_64 LibreOffice_project/10m0$Build-2</meta:generator>
  </office:meta>
</office:document-meta>
</file>